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2083in" fo:margin-left="-0.075in" fo:margin-top="0in" fo:margin-bottom="0in" table:align="left"/>
    </style:style>
    <style:style style:name="Table1.A" style:family="table-column">
      <style:table-column-properties style:column-width="4.208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1.25pt solid #000080"/>
    </style:style>
    <style:style style:name="Table2" style:family="table">
      <style:table-properties style:width="4.2083in" fo:margin-left="-0.075in" fo:margin-top="0in" fo:margin-bottom="0in" table:align="left"/>
    </style:style>
    <style:style style:name="Table2.A" style:family="table-column">
      <style:table-column-properties style:column-width="4.208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041in" fo:margin-left="-0.075in" fo:margin-top="0in" fo:margin-bottom="0in" table:align="left"/>
    </style:style>
    <style:style style:name="Table3.A" style:family="table-column">
      <style:table-column-properties style:column-width="6.04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1.25pt solid #000080"/>
    </style:style>
    <style:style style:name="Table4" style:family="table">
      <style:table-properties style:width="5.9424in" fo:margin-left="-0.075in" fo:margin-top="0in" fo:margin-bottom="0in" table:align="left"/>
    </style:style>
    <style:style style:name="Table4.A" style:family="table-column">
      <style:table-column-properties style:column-width="5.942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7" style:family="paragraph" style:parent-style-name="Standard">
      <style:paragraph-properties fo:margin-top="0in" fo:margin-bottom="0in" loext:contextual-spacing="false" fo:orphans="2" fo:widows="2" fo:padding="0in" fo:border="0.74pt solid #ffffff">
        <style:tab-stops>
          <style:tab-stop style:position="2.0028in" style:type="center"/>
        </style:tab-stops>
      </style:paragraph-properties>
    </style:style>
    <style:style style:name="P8"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style>
    <style:style style:name="P9"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style>
    <style:style style:name="P10"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style>
    <style:style style:name="P11"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style>
    <style:style style:name="P12"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style>
    <style:style style:name="P1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 fo:font-size="11pt" style:font-name-asian="Arial1" style:font-size-asian="11pt" style:font-name-complex="Arial1" style:font-size-complex="11pt"/>
    </style:style>
    <style:style style:name="P1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ff0000" style:text-position="0% 100%" style:font-name="Arial" fo:font-size="11pt" style:font-name-asian="Arial1" style:font-size-asian="11pt" style:font-name-complex="Arial1" style:font-size-complex="11pt"/>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style:text-properties style:text-position="0% 100%"/>
    </style:style>
    <style:style style:name="P17" style:family="paragraph" style:parent-style-name="Standard">
      <style:paragraph-properties fo:margin-top="0in" fo:margin-bottom="0in" loext:contextual-spacing="false"/>
      <style:text-properties style:text-position="0% 100%" style:font-name="Arial" fo:font-size="11pt" style:font-name-asian="Arial1" style:font-size-asian="11pt" style:font-name-complex="Arial1" style:font-size-complex="11pt"/>
    </style:style>
    <style:style style:name="P18" style:family="paragraph" style:parent-style-name="Standard">
      <style:paragraph-properties fo:margin-top="0in" fo:margin-bottom="0in" loext:contextual-spacing="false" fo:line-height="100%"/>
      <style:text-properties style:text-position="0% 100%" style:font-name="Arial" fo:font-size="11pt" style:font-name-asian="Arial1" style:font-size-asian="11pt" style:font-name-complex="Arial1" style:font-size-complex="11pt"/>
    </style:style>
    <style:style style:name="P19"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20"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style>
    <style:style style:name="P21" style:family="paragraph" style:parent-style-name="Standard" style:master-page-name="Converted1">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2"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3"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4" style:family="paragraph" style:parent-style-name="Standard">
      <style:paragraph-properties fo:margin-left="1in" fo:margin-right="0in" fo:margin-top="0in" fo:margin-bottom="0in" loext:contextual-spacing="false" fo:orphans="2" fo:widows="2" fo:text-indent="0in" style:auto-text-indent="false" fo:padding="0in" fo:border="0.74pt solid #ffffff">
        <style:tab-stops>
          <style:tab-stop style:position="-1in"/>
        </style:tab-stops>
      </style:paragraph-properties>
    </style:style>
    <style:style style:name="P25"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26"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27"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28" style:family="paragraph" style:parent-style-name="Standard">
      <style:paragraph-properties fo:margin-left="2.189in" fo:margin-right="0in" fo:margin-top="0in" fo:margin-bottom="0in" loext:contextual-spacing="false" fo:orphans="2" fo:widows="2" fo:text-indent="-1.689in" style:auto-text-indent="false" fo:padding-left="0in" fo:padding-right="0in" fo:padding-top="0.0138in" fo:padding-bottom="0in" fo:border="0.74pt solid #ffffff">
        <style:tab-stops>
          <style:tab-stop style:position="-1in"/>
        </style:tab-stops>
      </style:paragraph-properties>
    </style:style>
    <style:style style:name="P29"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30"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31"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32"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33"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34"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35" style:family="paragraph" style:parent-style-name="Standard" style:list-style-name="WWNum1">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36" style:family="paragraph" style:parent-style-name="Standard" style:list-style-name="WWNum2">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37" style:family="paragraph" style:parent-style-name="Standard" style:list-style-name="WWNum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38" style:family="paragraph" style:parent-style-name="Standard" style:list-style-name="WWNum2">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style>
    <style:style style:name="P39"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40"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41"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4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4"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style>
    <style:style style:name="P45"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6"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47"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8"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style>
    <style:style style:name="P49"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 fo:font-size="11pt" style:font-name-asian="Arial1" style:font-size-asian="11pt" style:font-name-complex="Arial1" style:font-size-complex="11pt"/>
    </style:style>
    <style:style style:name="P50"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style>
    <style:style style:name="P51"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52"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style>
    <style:style style:name="T1" style:family="text">
      <style:text-properties style:text-position="0% 100%"/>
    </style:style>
    <style:style style:name="T2" style:family="text">
      <style:text-properties style:text-position="0% 100%" style:font-name="Arial" fo:font-size="11pt" fo:font-weight="bold" style:font-name-asian="Arial1" style:font-size-asian="11pt" style:font-weight-asian="bold" style:font-name-complex="Arial1" style:font-size-complex="11pt"/>
    </style:style>
    <style:style style:name="T3" style:family="text">
      <style:text-properties style:text-position="0% 100%" style:font-name="Arial" fo:font-size="11pt" style:font-name-asian="Arial1" style:font-size-asian="11pt" style:font-name-complex="Arial1" style:font-size-complex="11pt"/>
    </style:style>
    <style:style style:name="T4" style:family="text">
      <style:text-properties style:text-position="0% 100%" style:font-name="Arial" fo:font-size="11pt" fo:font-weight="normal" style:font-name-asian="Arial1" style:font-size-asian="11pt" style:font-weight-asian="normal" style:font-name-complex="Arial1" style:font-size-complex="11pt"/>
    </style:style>
    <style:style style:name="T5" style:family="text">
      <style:text-properties style:text-position="0% 100%" style:font-name="Arial" fo:font-size="10pt" style:font-name-asian="Arial1" style:font-size-asian="10pt" style:font-name-complex="Arial1" style:font-size-complex="10pt"/>
    </style:style>
    <style:style style:name="T6" style:family="text">
      <style:text-properties style:text-position="0% 100%" style:font-name="Arial" fo:font-size="12pt" style:font-name-asian="Arial1" style:font-size-asian="12pt" style:font-name-complex="Arial1" style:font-size-complex="12pt"/>
    </style:style>
    <style:style style:name="T7" style:family="text">
      <style:text-properties style:text-position="0% 100%" style:font-name="Arial" fo:font-size="12pt" fo:font-weight="bold" style:font-name-asian="Arial1" style:font-size-asian="12pt" style:font-weight-asian="bold" style:font-name-complex="Arial1" style:font-size-complex="12pt"/>
    </style:style>
    <style:style style:name="T8" style:family="text">
      <style:text-properties style:text-position="0% 100%" style:font-name="Arial" style:font-name-asian="Arial1" style:font-name-complex="Arial1"/>
    </style:style>
    <style:style style:name="T9" style:family="text">
      <style:text-properties style:text-position="0% 100%" style:font-name="Arial" fo:font-weight="normal" style:font-name-asian="Arial1" style:font-weight-asian="normal" style:font-name-complex="Arial1"/>
    </style:style>
    <style:style style:name="T10" style:family="text">
      <style:text-properties style:font-name="Arial" style:font-name-asian="Arial1" style:font-name-complex="Arial1"/>
    </style:style>
    <style:style style:name="T11" style:family="text">
      <style:text-properties style:font-name="Arial" style:text-underline-style="none" style:font-name-asian="Arial1" style:font-name-complex="Arial1"/>
    </style:style>
    <style:style style:name="T12" style:family="text">
      <style:text-properties style:font-name="Arial" fo:font-size="14pt" fo:font-weight="bold" style:font-name-asian="Arial1" style:font-size-asian="14pt" style:font-weight-asian="bold" style:font-name-complex="Arial1" style:font-size-complex="14pt"/>
    </style:style>
    <style:style style:name="T13" style:family="text">
      <style:text-properties style:font-name="Arial" fo:font-size="11pt" style:font-name-asian="Arial1" style:font-size-asian="11pt" style:font-name-complex="Arial1" style:font-size-complex="11pt"/>
    </style:style>
    <style:style style:name="T14" style:family="text">
      <style:text-properties style:font-name="Arial" fo:font-size="11pt" style:text-underline-style="none" style:font-name-asian="Arial1" style:font-size-asian="11pt" style:font-name-complex="Arial1" style:font-size-complex="11pt"/>
    </style:style>
    <style:style style:name="T15" style:family="text">
      <style:text-properties fo:color="#000000"/>
    </style:style>
    <style:style style:name="T16" style:family="text">
      <style:text-properties fo:color="#000000" style:text-position="0% 100%" style:font-name="Arial" fo:font-size="12pt" style:font-name-asian="Arial1" style:font-size-asian="12pt" style:font-name-complex="Arial1" style:font-size-complex="12pt"/>
    </style:style>
    <style:style style:name="T17" style:family="text">
      <style:text-properties fo:color="#ff0000" style:text-position="0% 100%" style:font-name="Arial" fo:font-size="11pt" style:font-name-asian="Arial1" style:font-size-asian="11pt"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2.2 MODELO DEL ANTEPROYECTO.</text:span></text:p>
      <text:p text:style-name="P2"/>
      <text:p text:style-name="P1"><text:span text:style-name="T2">TAPA 1</text:span></text:p>
      <table:table table:name="Table1" table:style-name="Table1">
        <table:table-column table:style-name="Table1.A"/>
        <text:soft-page-break/>
        <table:table-row table:style-name="Table1.1">
          <table:table-cell table:style-name="Table1.A1" office:value-type="string">
            <text:p text:style-name="P18"/>
            <text:p text:style-name="P5"/>
            <text:p text:style-name="P9"><text:span text:style-name="T3"><text:tab/></text:span></text:p>
            <text:p text:style-name="P5"/>
            <text:p text:style-name="P12"><text:span text:style-name="T3">ANTEPROYECTO</text:span></text:p>
            <text:p text:style-name="P5"/>
            <text:p text:style-name="P5"/>
            <text:p text:style-name="P9"><text:span text:style-name="T3"><text:tab/>[NOMBRE DEL SISTEMA]</text:span></text:p>
            <text:p text:style-name="P5"/>
            <text:p text:style-name="P5"/>
            <text:p text:style-name="P9"><text:span text:style-name="T3"><text:tab/>[SIGLA DEL SISTEMA]</text:span></text:p>
            <text:p text:style-name="P5"/>
            <text:p text:style-name="P5"/>
            <text:p text:style-name="P9"><text:span text:style-name="T3"><text:tab/>[NOMBRE DEL ÓRGANO USUARIO]</text:span></text:p>
            <text:p text:style-name="P5"/>
            <text:p text:style-name="P5"/>
            <text:p text:style-name="P9"><text:span text:style-name="T3"><text:tab/>[CIUDAD]</text:span></text:p>
            <text:p text:style-name="P5"/>
            <text:p text:style-name="P5"/>
            <text:p text:style-name="P9"><text:span text:style-name="T3"><text:tab/>[MES-AÑO]</text:span></text:p>
            <text:p text:style-name="P5"/>
            <text:p text:style-name="P5"/>
            <text:p text:style-name="P9"><text:span text:style-name="T3"><text:tab/>FACULTAD POLITÉCNICA</text:span></text:p>
            <text:p text:style-name="P9"><text:span text:style-name="T3"><text:tab/>UNIVERSIDAD NACIONAL DE ASUNCIÓN</text:span></text:p>
            <text:p text:style-name="P5"/>
            <text:p text:style-name="P5"/>
            <text:p text:style-name="P22"/>
          </table:table-cell>
        </table:table-row>
      </table:table>
      <text:p text:style-name="P4"><text:soft-page-break/></text:p>
      <text:p text:style-name="P4"/>
      <text:p text:style-name="P1"><text:span text:style-name="T2">TAPA 2</text:span></text:p>
      <text:p text:style-name="P4"/>
      <table:table table:name="Table2" table:style-name="Table2">
        <table:table-column table:style-name="Table2.A"/>
        <text:soft-page-break/>
        <table:table-row table:style-name="Table2.1">
          <table:table-cell table:style-name="Table2.A1" office:value-type="string">
            <text:p text:style-name="P17"/>
            <text:p text:style-name="P3"/>
            <text:p text:style-name="P7"><text:span text:style-name="T3"><text:tab/>[NOMBRE DE LA INSTITUCIÓN-ORGANISMO]</text:span></text:p>
            <text:p text:style-name="P3"/>
            <text:p text:style-name="P3"/>
            <text:p text:style-name="P7"><text:span text:style-name="T3"><text:tab/>[NOMBRE DEL ÓRGANO USUARIO]</text:span></text:p>
            <text:p text:style-name="P3"/>
            <text:p text:style-name="P3"/>
            <text:p text:style-name="P7"><text:span text:style-name="T3"><text:tab/>[NOMBRE DEL SISTEMA]</text:span></text:p>
            <text:p text:style-name="P3"/>
            <text:p text:style-name="P3"/>
            <text:p text:style-name="P7"><text:span text:style-name="T3"><text:tab/>[SIGLA DEL SISTEMA]</text:span></text:p>
            <text:p text:style-name="P3"/>
            <text:p text:style-name="P3"/>
            <text:p text:style-name="P7"><text:span text:style-name="T3"><text:tab/>PERSONAL TÉCNICO:</text:span></text:p>
            <text:p text:style-name="P3"/>
            <text:p text:style-name="P24"><text:span text:style-name="T3">COORDINADOR:</text:span></text:p>
            <text:p text:style-name="P3"/>
            <text:p text:style-name="P24"><text:span text:style-name="T3">ANALISTA:</text:span></text:p>
            <text:p text:style-name="P3"/>
            <text:p text:style-name="P24"><text:span text:style-name="T3">PROGRAMACIÓN:</text:span></text:p>
            <text:p text:style-name="P3"/>
            <text:p text:style-name="P24"><text:span text:style-name="T3">APOYO:</text:span></text:p>
            <text:p text:style-name="P3"/>
            <text:p text:style-name="P7"><text:span text:style-name="T3"><text:tab/>FACULTAD POLITÉCNICA</text:span></text:p>
            <text:p text:style-name="P7"><text:span text:style-name="T3"><text:tab/>UNIVERSIDAD NACIONAL DE ASUNCIÓN</text:span></text:p>
          </table:table-cell>
        </table:table-row>
      </table:table>
      <text:p text:style-name="P4"><text:soft-page-break/></text:p>
      <text:p text:style-name="P4"/>
      <text:p text:style-name="P1"><text:span text:style-name="T2">PÁGINA DE CONTENIDO</text:span></text:p>
      <text:p text:style-name="P2"/>
      <text:p text:style-name="P8"><text:span text:style-name="T5"><text:s text:c="13"/>CONTENIDO <text:tab/><text:tab/><text:tab/><text:tab/><text:tab/><text:tab/><text:tab/><text:tab/>PÁGINA</text:span></text:p>
      <text:p text:style-name="P6"/>
      <text:p text:style-name="P26"><text:span text:style-name="T5">1.<text:tab/>INTRODUCCIÓN</text:span></text:p>
      <text:p text:style-name="P26"><text:span text:style-name="T5">2.<text:tab/>OBJETIVOS DEL SISTEMA</text:span></text:p>
      <text:p text:style-name="P26"><text:span text:style-name="T5"><text:s text:c="16"/>2.1<text:tab/> <text:s text:c="15"/>OBJETIVO GENERAL</text:span></text:p>
      <text:p text:style-name="P26"><text:span text:style-name="T5"><text:s text:c="16"/>2.2<text:tab/> <text:s text:c="15"/>OBJETIVOS ESPECIFICOS</text:span></text:p>
      <text:p text:style-name="P27"/>
      <text:p text:style-name="P26"><text:span text:style-name="T5">3.<text:tab/>SITUACIÓN ACTUAL</text:span></text:p>
      <text:p text:style-name="P29"><text:span text:style-name="T5">3.1<text:tab/>RELEVAMIENTO DE DATOS</text:span></text:p>
      <text:p text:style-name="P29"><text:span text:style-name="T5">3.2<text:tab/>CONSOLIDACIÓN DE DATOS</text:span></text:p>
      <text:p text:style-name="P6"/>
      <text:p text:style-name="P26"><text:span text:style-name="T5">4.<text:tab/>IDENTIFICACIÓN Y ANÁLISIS DE LOS PROBLEMAS</text:span></text:p>
      <text:p text:style-name="P6"/>
      <text:p text:style-name="P26"><text:span text:style-name="T5">5.<text:tab/>SITUACIÓN PRETENDIDA</text:span></text:p>
      <text:p text:style-name="P6"/>
      <text:p text:style-name="P26"><text:span text:style-name="T5">6.<text:tab/>ALTERNATIVAS DE SOLUCIÓN</text:span></text:p>
      <text:p text:style-name="P6"/>
      <text:p text:style-name="P26"><text:soft-page-break/><text:span text:style-name="T5">7.<text:tab/>SOLUCIÓN PROPUESTA</text:span></text:p>
      <text:p text:style-name="P6"/>
      <text:p text:style-name="P26"><text:span text:style-name="T5">8.<text:tab/>MODELO LÓGICO PRELIMINAR</text:span></text:p>
      <text:p text:style-name="P29"><text:span text:style-name="T5">8.1<text:tab/>REQUISITOS FUNCIONALES</text:span></text:p>
      <text:p text:style-name="P29"><text:span text:style-name="T5">8.2<text:tab/>REQUISITOS NO FUNCIONALES</text:span></text:p>
      <text:p text:style-name="P29"><text:span text:style-name="T5">8.3<text:tab/>DIAGRAMA DE CASOS DE USO DE ALTO NIVEL</text:span></text:p>
      <text:p text:style-name="P29"><text:span text:style-name="T5">8.4<text:tab/>IDENTIFICACION DE LOS ACTORES Y TAREAS</text:span></text:p>
      <text:p text:style-name="P29"><text:span text:style-name="T5">8.5<text:tab/>DIAGRAMAS DE ENTIDADES-RELACIONAMIENTOS</text:span></text:p>
      <text:p text:style-name="P29"><text:span text:style-name="T5">8.6<text:tab/>ENTRADAS</text:span></text:p>
      <text:p text:style-name="P29"><text:span text:style-name="T5">8.7<text:tab/>SALIDAS</text:span></text:p>
      <text:p text:style-name="P30"/>
      <text:p text:style-name="P6"/>
      <text:p text:style-name="P28"><text:span text:style-name="T5">9.<text:tab/>DICCIONARIO DE DATOS</text:span></text:p>
      <text:p text:style-name="P6"/>
      <text:p text:style-name="P26"><text:span text:style-name="T5">10.<text:tab/>RECURSOS NECESARIOS</text:span></text:p>
      <text:p text:style-name="P31"><text:span text:style-name="T5">10.1<text:tab/>HARDWARE</text:span></text:p>
      <text:p text:style-name="P31"><text:span text:style-name="T5">10.2<text:tab/>SOFTWARE</text:span></text:p>
      <text:p text:style-name="P8"><text:span text:style-name="T5"><text:tab/> <text:s text:c="7"/>10.3 <text:tab/><text:tab/><text:tab/>RECURSOS HUMANOS</text:span></text:p>
      <text:p text:style-name="P6"/>
      <text:p text:style-name="P26"><text:span text:style-name="T5">11.<text:tab/>INTERACCIÓN CON EL USUARIO</text:span></text:p>
      <text:p text:style-name="P6"/>
      <text:p text:style-name="P26"><text:soft-page-break/><text:span text:style-name="T5">12.<text:tab/>TÉRMINOS DE APROBACIÓN DE LA ETAPA</text:span></text:p>
      <text:p text:style-name="P2"/>
      <text:p text:style-name="P19"/>
      <text:p text:style-name="P1"><text:span text:style-name="T2">1. INTRODUCCIÓN.</text:span></text:p>
      <text:p text:style-name="P32"><text:span text:style-name="T6">Hacer un comentario de los contactos iniciales con el usuario, cuáles son las necesidades detectadas, que órganos, departamentos, etc. están relacionados y cualquier otra información necesaria.</text:span></text:p>
      <text:p text:style-name="P1"><text:span text:style-name="T7">2. OBJETIVOS DEL SISTEMA.</text:span></text:p>
      <text:p text:style-name="P33"><text:span text:style-name="T7">2.1 Objetivo General</text:span></text:p>
      <text:p text:style-name="P34"><text:span text:style-name="T6">Se pretende automatizar las funciones y procesos administrativos de la gestión de venta de combustibles, shop, servicios de lavado de autos, lubricación entre otros, para disponer de información clara, concreta y verificada.</text:span></text:p>
      <text:p text:style-name="P33"><text:span text:style-name="T2">2.2 Objetivos Específicos</text:span></text:p>
      <text:list xml:id="list3381203226005983660" text:style-name="WWNum1">
        <text:list-item>
          <text:p text:style-name="P35"><text:span text:style-name="T8">Automatizar las ventas de combustibles y cobranza por medio de pagos en efectivo, sistema pos, vale y crédito.</text:span></text:p>
        </text:list-item>
        <text:list-item>
          <text:p text:style-name="P35"><text:span text:style-name="T8">Emitir notas de créditos a los clientes autorizados por la empresa.</text:span></text:p>
        </text:list-item>
        <text:list-item>
          <text:p text:style-name="P35"><text:span text:style-name="T8">Generar informes operativos y gerenciales.</text:span></text:p>
        </text:list-item>
        <text:list-item>
          <text:p text:style-name="P35"><text:span text:style-name="T8">Registrar los movimientos en los servicios de lavado y </text:span><text:span text:style-name="T10">lubricacion</text:span><text:span text:style-name="T8"> de </text:span><text:span text:style-name="T10">automoviles</text:span><text:span text:style-name="T8">,datos de proveedores, clientes, islas, tipo de combustibles, playero y todas las ventas realizadas en el shop.</text:span></text:p>
        </text:list-item>
        <text:list-item>
          <text:p text:style-name="P35"><text:span text:style-name="T8">Implementar el proceso de impresión de facturas, generación del hechauka de compras y ventas, </text:span><text:span text:style-name="T9">un </text:span><text:span text:style-name="T10">módulo</text:span><text:span text:style-name="T9"> de cuentas corrientes para clientes y proveedores.</text:span></text:p>
        </text:list-item>
        <text:list-item>
          <text:p text:style-name="P35"><text:span text:style-name="T8">Realizar un registro de </text:span><text:span text:style-name="T10">auditoría</text:span><text:span text:style-name="T8"> sobre las operaciones gerenciales y operativas</text:span><text:span text:style-name="T10">.</text:span></text:p>
        </text:list-item>
        <text:list-item>
          <text:p text:style-name="P35"><text:span text:style-name="T10">Registrar las compras de la estación por parte de los proveedores(combustibles, lubricantes y artículos del shop).</text:span></text:p>
        </text:list-item>
        <text:list-item>
          <text:p text:style-name="P35"><text:span text:style-name="T10">Muestra de reportes sobre los pagos y cobros hechos por clientes y proveedores.(cheque , transacciones, efectivo o crédito).</text:span></text:p>
        </text:list-item>
        <text:list-item>
          <text:p text:style-name="P35"><text:span text:style-name="T10">Generar un <text:s/>reporte histórico sobre los movimientos con los proveedores.</text:span></text:p>
        </text:list-item>
        <text:list-item>
          <text:p text:style-name="P35"><text:span text:style-name="T10"><text:s/></text:span><text:span text:style-name="T12">**********NUEVA PARTE******************<text:tab/></text:span></text:p>
        </text:list-item>
        <text:list-item>
          <text:p text:style-name="P37"><text:span text:style-name="T10">Implementar <text:tab/>una <text:s/>registración <text:s/>de entrada de automóviles para los servicios de lavado y lubricacion de automoviles.<text:tab/></text:span></text:p>
        </text:list-item>
        <text:list-item>
          <text:p text:style-name="P37"><text:span text:style-name="T10">Generar reporte sobre los estados de cuentas corrientes de proveedores y clientes.<text:tab/></text:span></text:p>
        </text:list-item>
        <text:list-item>
          <text:p text:style-name="P37"><text:span text:style-name="T10">Implementar un reporte de ranking de productos más vendidos en la playa.<text:tab/></text:span></text:p>
        </text:list-item>
        <text:list-item>
          <text:p text:style-name="P37"><text:span text:style-name="T10">Implementar un proceso de auditoría sobre las <text:tab/>ventas de combustibles.<text:tab/></text:span></text:p>
        </text:list-item>
        <text:list-item>
          <text:p text:style-name="P37"><text:soft-page-break/><text:span text:style-name="T10">Automatizar los controles de stock(combustibles,lubricantes).<text:tab/></text:span></text:p>
        </text:list-item>
        <text:list-item>
          <text:p text:style-name="P37"><text:span text:style-name="T10">Emitir informe sobre los movimientos de <text:tab/>ventas y compras de combustibles<text:tab/></text:span></text:p>
        </text:list-item>
        <text:list-item>
          <text:p text:style-name="P37"><text:span text:style-name="T10">Un reporte que muestre los movimientos de la playa por los diferentes tipos(tipo de combustible, playero, isla, pico).<text:tab/></text:span></text:p>
        </text:list-item>
        <text:list-item>
          <text:p text:style-name="P37"><text:span text:style-name="T10">Un proceso que muestre un ranking de los servicios más utilizados en la playa(lavadero y lubricacion de automoviles).<text:tab/></text:span></text:p>
        </text:list-item>
        <text:list-item>
          <text:p text:style-name="P37"><text:span text:style-name="T10">Generar reportes gerenciales y operativos sobre los servicios que presta la <text:tab/>estación.<text:tab/></text:span></text:p>
        </text:list-item>
        <text:list-item>
          <text:p text:style-name="P37"><text:span text:style-name="T10">Automatizar el cierre de caja sobre la venta de productos y servicios ofrecidos por la estación.<text:tab/></text:span></text:p>
        </text:list-item>
        <text:list-item>
          <text:p text:style-name="P37"><text:span text:style-name="T10">Generar reporte que muestre la cantidad <text:tab/>de stock que se tiene actualmente en la playa.<text:tab/></text:span></text:p>
        </text:list-item>
        <text:list-item>
          <text:p text:style-name="P37"><text:span text:style-name="T10">Implementar un proceso de control de stock actual sobre los productos.<text:tab/></text:span></text:p>
        </text:list-item>
        <text:list-item>
          <text:p text:style-name="P37"><text:span text:style-name="T10">Disponibilidad de información que se utilice para un control de auditoría sobre los movimientos realizados en la playa y en el shop.<text:tab/></text:span></text:p>
        </text:list-item>
        <text:list-item>
          <text:p text:style-name="P37"><text:span text:style-name="T10">Facturar los servicios de lavado y lubricacion de automoviles.</text:span></text:p>
        </text:list-item>
        <text:list-item>
          <text:p text:style-name="P37"><text:span text:style-name="T10">Facturar los productos del shop(efectivo, tarjeta débito y tarjeta de crédito).</text:span></text:p>
        </text:list-item>
        <text:list-item>
          <text:p text:style-name="P37"><text:span text:style-name="T10">Implementar un proceso para el cierre de turno del shop.</text:span></text:p>
        </text:list-item>
        <text:list-item>
          <text:p text:style-name="P37"><text:span text:style-name="T10">Generar un informe sobre las ventas realizadas por producto.</text:span></text:p>
        </text:list-item>
        <text:list-item>
          <text:p text:style-name="P37"><text:span text:style-name="T10">Implementar una auditoría sobre las ventas realizadas en el shop</text:span></text:p>
        </text:list-item>
        <text:list-item>
          <text:p text:style-name="P37"><text:span text:style-name="T10">Informar la situación actual sobre las cantidades de productos existentes en el shop.</text:span></text:p>
        </text:list-item>
        <text:list-item>
          <text:p text:style-name="P37"><text:span text:style-name="T10">Generar reportes administrativos y <text:s/>operativos sobre el shop.</text:span></text:p>
        </text:list-item>
        <text:list-item>
          <text:p text:style-name="P37"><text:span text:style-name="T10">Reporte sobre los productos más vendidos en el <text:s/>shop.</text:span></text:p>
        </text:list-item>
        <text:list-item>
          <text:p text:style-name="P37"><text:span text:style-name="T10">Informe sobre las ventas de saldo para líneas telefónicas y giros.</text:span></text:p>
        </text:list-item>
      </text:list>
      <text:p text:style-name="P1"><text:span text:style-name="T7">3. <text:s/>SITUACIÓN ACTUAL</text:span></text:p>
      <text:p text:style-name="P39"><text:span text:style-name="T6">Análisis del ámbito del problema o de la situación sobre la cual se pueden obtener mayores beneficios.</text:span></text:p>
      <text:p text:style-name="P39"><text:span text:style-name="T16">Al enfrentar la situación actual desde la perspectiva del anteproyecto, debemos identificar el ámbito sobre el que se desenvolverá el proyecto, es decir, cuáles son los procesos que forman parte de la situación problema o bien desde los cuales se pueden generar nuevas oportunidades para la Organización.</text:span></text:p>
      <text:p text:style-name="P13"><text:soft-page-break/></text:p>
      <text:p text:style-name="P39"><text:span text:style-name="T17">3.1 RELEVAMIENTO DE DATOS.</text:span></text:p>
      <text:p text:style-name="P14"/>
      <text:p text:style-name="P39"><text:span text:style-name="T3">Para cada función, se debe identificar el flujo de los datos que son utilizados, identificar los depósitos de datos, sus atributos y sus relacionamientos.</text:span></text:p>
      <text:p text:style-name="P39"><text:span text:style-name="T3">En este punto, se debe elaborar un gráfico representando el modelo lógico de datos con su correspondiente lista de entidades (depósito de datos) teniendo en cuenta una visión de <text:s/>cada unidad organizacional de los datos a ser tratados por el sistema.</text:span></text:p>
      <text:p text:style-name="P4"/>
      <text:p text:style-name="P39"><text:span text:style-name="T3">3.2 CONSOLIDACIÓN DE DATOS.</text:span></text:p>
      <text:p text:style-name="P4"/>
      <text:p text:style-name="P39"><text:span text:style-name="T3">En este estudio se debe combinar los modelos lógicos de datos <text:s/>y las listas de entidades <text:s/>definidas separadamente por cada unidad organizacional, en un único modelo, obteniéndose el <text:s/>DIAGRAMA DE ENTIDADES-RELACIONAMIENTOS o DIAGRAMA DE CLASES</text:span></text:p>
      <text:p text:style-name="P39"><text:span text:style-name="T3">Durante las etapas de relevamiento y consolidación de datos, deberán ser registrados en un diccionario de datos de acuerdo a las instrucciones específicas</text:span></text:p>
      <text:p text:style-name="P2"/>
      <text:p text:style-name="P2"/>
      <text:p text:style-name="P1"><text:span text:style-name="T2">4. IDENTIFICACIÓN Y ANÁLISIS DE LOS PROBLEMAS.</text:span></text:p>
      <text:p text:style-name="P32"><text:span text:style-name="T4">La estación de servicio actualmente cuenta con una gran cantidad por la falta de un sistema <text:s/>informatizado lo cuales estaremos citaremos a continuación:</text:span></text:p>
      <text:list xml:id="list683337023883228643" text:style-name="WWNum2">
        <text:list-item>
          <text:p text:style-name="P36"><text:span text:style-name="T4">Retraso a la hora de </text:span><text:span text:style-name="T13">confeccionar </text:span><text:span text:style-name="T4">las facturas que </text:span><text:span text:style-name="T13">ocasiona</text:span><text:span text:style-name="T4"> una gran </text:span><text:span text:style-name="T13">pérdida</text:span><text:span text:style-name="T4"> de tiempo ya que hay muchas facturas que se terminan anulando de forma manual.</text:span></text:p>
        </text:list-item>
        <text:list-item>
          <text:p text:style-name="P36"><text:span text:style-name="T4">Una falta de control en tiempo real sobre la venta de combustibles que ocasiona una </text:span><text:span text:style-name="T13">falta</text:span><text:span text:style-name="T4"> de precisión en los datos.</text:span></text:p>
        </text:list-item>
        <text:list-item>
          <text:p text:style-name="P36"><text:span text:style-name="T4">Un control ineficiente de la reserva de <text:s/>de los diferentes tipos de combustibles que provoca un cierre de funciones hasta que sea </text:span><text:span text:style-name="T13">abastecido</text:span><text:span text:style-name="T4"> por el proveedor.</text:span></text:p>
        </text:list-item>
        <text:list-item>
          <text:p text:style-name="P36"><text:span text:style-name="T4">Dificultades administrativas a la hora de cargar tanto las facturas de las ventas realizadas por la empresa como facturas de compras a los proveedores.</text:span></text:p>
        </text:list-item>
        <text:list-item>
          <text:p text:style-name="P36"><text:span text:style-name="T4">Falta de información actualizada y detallada para informe gerenciales que ayuden en la toma de decisiones.</text:span></text:p>
        </text:list-item>
        <text:list-item>
          <text:p text:style-name="P36"><text:span text:style-name="T4">Inconsistencia en la cantidad productos a la hora de realizar un control de Stock.</text:span></text:p>
        </text:list-item>
        <text:list-item>
          <text:p text:style-name="P36"><text:span text:style-name="T3">Ineficacia a la hora de realizar el cierre de turno en la playa.</text:span></text:p>
        </text:list-item>
        <text:list-item>
          <text:p text:style-name="P36"><text:soft-page-break/><text:span text:style-name="T3">Complicaciones a la hora de realizar el hechauka sobre las ventas y compras que se realizaron para poder informar al SET.</text:span></text:p>
        </text:list-item>
        <text:list-item>
          <text:p text:style-name="P36"><text:span text:style-name="T3">Problemas a la hora de generar el formato necesario para poder informar al SET con el sistema Marangatu sobre las acciones económicas realizadas.</text:span></text:p>
        </text:list-item>
        <text:list-item>
          <text:p text:style-name="P36"><text:span text:style-name="T13">Dificultad con el control de las ventas en la playa y en el shop causando problemas a la hora de hacer un seguimiento de acciones o errores que se cometieron(auditoría).</text:span></text:p>
        </text:list-item>
        <text:list-item>
          <text:p text:style-name="P36"><text:span text:style-name="T13">Falta de registrar de forma correcta y efectiva las facturas de ventas realizadas por el shop, causando un desborde en los cierre de turno, <text:s/>un descontrol de stock en el <text:s/>shop y una pérdida de tiempo en la registración de la facturas.</text:span></text:p>
        </text:list-item>
        <text:list-item>
          <text:p text:style-name="P36"><text:span text:style-name="T13">Un problema complicado en el control de los diferentes productos que tienen el shop.</text:span></text:p>
        </text:list-item>
        <text:list-item>
          <text:p text:style-name="P36"><text:span text:style-name="T13">La necesidad de tener disponer una información clara y concreta sobre los movimientos con los proveedores y los productos comprados por estos. </text:span></text:p>
        </text:list-item>
        <text:list-item>
          <text:p text:style-name="P36"><text:span text:style-name="T13">Complicaciones en el registro de las compras hechas a los proveedores causando un problema en los montos y cantidades compradas para la estacion.</text:span></text:p>
        </text:list-item>
        <text:list-item>
          <text:p text:style-name="P36"><text:span text:style-name="T13">La falta de un buen seguimiento administrativos sobre las actividades del shop, ya que los seguimientos que se tiene <text:s/>hoy en dia son desfasados, imprecisos y con una realidad muy ficticia sobre la situación real.</text:span></text:p>
        </text:list-item>
        <text:list-item>
          <text:p text:style-name="P36"><text:span text:style-name="T13">Un desfase del control sobre las cuentas corrientes de los proveedores con los las facturas emitidas por ellos y con el alta de mercadería.</text:span></text:p>
        </text:list-item>
        <text:list-item>
          <text:p text:style-name="P36"><text:span text:style-name="T13">Una necesidad en tener un registro de entradas de automóviles para los servicios de lavado y de lubricación, ya que tiene un mínimo o casi nula registración de los autos que entraron en los distintos servicios.</text:span></text:p>
        </text:list-item>
        <text:list-item>
          <text:p text:style-name="P36"><text:span text:style-name="T13">Un control administrativo impreciso en la parte de servicios de lavado y de lubricacion de automoviles en la cual causa un panorama muy irreal sobre las operaciones y movimientos en estos servicios.</text:span></text:p>
        </text:list-item>
        <text:list-item>
          <text:p text:style-name="P36"><text:span text:style-name="T13">Falta de registro de facturación(tarjeta credito/debito, efectivo, vale) de los servicios prestados por la estación(lavado, lubricación) ya que actualmente la estación no tiene ninguna forma de registrar dichas transacciones realizadas.</text:span></text:p>
        </text:list-item>
        <text:list-item>
          <text:p text:style-name="P36"><text:span text:style-name="T13">Necesidad de implementar y optimizar un cierre operativo para los servicios de lavado y lubricacion ya que la estación actualmente no tiene ningún tipo de cierre para llevar un control del dia al dia</text:span></text:p>
        </text:list-item>
        <text:list-item>
          <text:p text:style-name="P38"><text:span text:style-name="T13">La necesidad de la parte administrativa de poder ver las transacciones hechas por </text:span></text:p>
        </text:list-item>
      </text:list>
      <text:p text:style-name="P1"><text:span text:style-name="T13"><text:s text:c="12"/>la venta de combustible con las distintas formas de pago(tarjeta débito/crédito,</text:span></text:p>
      <text:p text:style-name="P1"><text:s text:c="11"/><text:span text:style-name="T13">efectivo <text:s/>o vale).</text:span></text:p>
      <text:list xml:id="list123802793461178" text:continue-numbering="true" text:style-name="WWNum2">
        <text:list-item>
          <text:p text:style-name="P38"><text:span text:style-name="T13">Necesidad de mostrar los movimientos de forma general y detallado del servicio de </text:span></text:p>
        </text:list-item>
      </text:list>
      <text:p text:style-name="P1"><text:span text:style-name="T13"><text:s text:c="12"/>lavado y cambio de aceite que se realiza a los automóviles y sectorizar acorde a </text:span></text:p>
      <text:p text:style-name="P1"><text:span text:style-name="T13"><text:s text:c="12"/>los tipos de automóviles que la estación realiza los precios.</text:span></text:p>
      <text:list xml:id="list123803443100368" text:continue-numbering="true" text:style-name="WWNum2">
        <text:list-item>
          <text:p text:style-name="P38"><text:span text:style-name="T13">La necesidad de automatizar <text:s/>los servicios de lavado de auto y cambios de aceite </text:span></text:p>
        </text:list-item>
      </text:list>
      <text:p text:style-name="P1"><text:span text:style-name="T13"><text:s text:c="12"/>que se realiza a los diferentes tipos de automóviles que realiza la estación.</text:span></text:p>
      <text:list xml:id="list123802160269994" text:continue-numbering="true" text:style-name="WWNum2">
        <text:list-item>
          <text:p text:style-name="P36"><text:soft-page-break/><text:span text:style-name="T3">Falta de realizar de forma </text:span><text:span text:style-name="T13">rápida</text:span><text:span text:style-name="T3"> y exitosa el cierre de turno en la </text:span></text:p>
        </text:list-item>
      </text:list>
      <text:p text:style-name="P42"><text:span text:style-name="T3"><text:s text:c="11"/>playa por los factores de mala carga de facturas, montos y clientes </text:span></text:p>
      <text:p text:style-name="P42"><text:span text:style-name="T3"><text:s text:c="11"/>u otros factores que alteran el cierre en la hora de entregar los datos </text:span></text:p>
      <text:p text:style-name="P42"><text:span text:style-name="T3"><text:s text:c="11"/>a la parte administrativa.</text:span></text:p>
      <text:p text:style-name="P43"/>
      <text:p text:style-name="P42"><text:span text:style-name="T3"><text:s text:c="11"/></text:span></text:p>
      <text:p text:style-name="P1"><text:span text:style-name="T2">5. SITUACIÓN PRETENDIDA.</text:span></text:p>
      <text:p text:style-name="P43"/>
      <text:p text:style-name="P39"><text:span text:style-name="T13">Con la implementación del sistema se logrará una mejor eficiencia con la operativa en la playa, shop y servicios como la disponibilidad de la información sobre los movimientos realizados en la playa y shop, una accesibilidad y muestra de los movimientos sobre las cuentas corrientes de proveedores y clientes que tiene la estación, una visión general y específica sobre la información sobre las ventas y compras de productos de la estación, una mejora considerable en la parte de servicios(lavado y lubricacion) con un registro de entradas de automóviles, la facturación de dichos servicios y la muestra de movimientos realizados por dichos servicios, una facturacion ra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span></text:p>
      <text:p text:style-name="P40"/>
      <text:p text:style-name="P4"/>
      <text:p text:style-name="P1"><text:span text:style-name="T2">6. ALTERNATIVAS DE SOLUCIÓN.</text:span></text:p>
      <text:p text:style-name="P4"/>
      <text:p text:style-name="P39"><text:span text:style-name="T3">Deben ser descritas varias alternativas de solución de los problemas mencionados o encontrados en la etapa anterior. En cada una de las alternativas se deberá especificar las ventajas y desventajas con relación a las otras.</text:span></text:p>
      <text:p text:style-name="P4"/>
      <text:p text:style-name="P4"/>
      <text:p text:style-name="P1"><text:span text:style-name="T2">7. SOLUCIÓN PROPUESTA.</text:span></text:p>
      <text:p text:style-name="P4"/>
      <text:p text:style-name="P39"><text:span text:style-name="T3">Debe seleccionar una de las alternativas estudiadas y recomendar su aplicación, debiendo especificar y justificar las ventajas sobre todas las otras soluciones estudiadas.</text:span></text:p>
      <text:p text:style-name="P4"/>
      <text:p text:style-name="P1"><text:span text:style-name="T2">8. MODELO LÓGICO PRELIMINAR.</text:span></text:p>
      <text:p text:style-name="P4"><text:soft-page-break/></text:p>
      <text:p text:style-name="P1"><text:span text:style-name="T3"><text:tab/>8.1 <text:s/>Requisitos Funcionales</text:span></text:p>
      <text:p text:style-name="P44"><text:span text:style-name="T3">.<text:tab/>Describir las interacciones entre el sistema y su ambiente, en forma independiente a su implementación. El ambiente incluye al usuario y cualquier otro sistema externo con el cual interactúe el sistema</text:span></text:p>
      <text:p text:style-name="P45"/>
      <text:p text:style-name="P1"><text:span text:style-name="T3"><text:tab/>8.2 <text:s/>Requisitos No Funcionales</text:span></text:p>
      <text:p text:style-name="P44"><text:span text:style-name="T3">.<text:tab/>Describir atributos sólo del sistema o del ambiente del sistema que no están relacionados directamente con los requisitos funcionales. Los requisitos no funcionales incluyen restricciones cuantitativas, como el tiempo de respuesta o precisión, tipo de plataforma (lenguajes de programación y/o sistemas operativos, etc.).</text:span></text:p>
      <text:p text:style-name="P45"/>
      <text:p text:style-name="P39"><text:span text:style-name="T3">8.3 <text:s/>DIAGRAMA DE CASOS DE USO DE ALTO NIVEL.</text:span></text:p>
      <text:p text:style-name="P46"><text:span text:style-name="T3">Mostrar la relación entre los actores y los casos de uso del sistema, representando la funcionalidad que ofrece el sistema en lo que se refiere a su interacción externa.</text:span></text:p>
      <text:p text:style-name="P47"/>
      <text:p text:style-name="P39"><text:span text:style-name="T3">8.4 <text:s/>IDENTIFICACION DE ACTORES Y TAREAS.</text:span></text:p>
      <text:p text:style-name="P46"><text:span text:style-name="T3">Actores: Un actor representa a un usuario del sistema, pueden existir varios usuarios que cumplen el mismo rol.</text:span></text:p>
      <text:p text:style-name="P1"><text:span text:style-name="T3"><text:tab/></text:span></text:p>
      <text:p text:style-name="P1"><text:span text:style-name="T3"><text:tab/>Tareas: Se debe identificar las tareas con torno a los actores que la realizan.</text:span></text:p>
      <text:p text:style-name="P1"><text:span text:style-name="T3"><text:tab/> Se debe agrupar las tareas por cada actor.</text:span></text:p>
      <text:p text:style-name="P1"><text:span text:style-name="T3"><text:tab/>Las tareas suelen ser verbos.</text:span><text:bookmark text:name="gjdgxs"/></text:p>
      <text:p text:style-name="P4"/>
      <text:section text:style-name="Sect1" text:name="TextSection">
        <text:p text:style-name="P39"><text:span text:style-name="T3">8.5 <text:s/>DIAGRAMA DE ENTIDADES-RELACIONAMIENTOS.</text:span></text:p>
        <text:p text:style-name="P4"/>
        <text:p text:style-name="P39"><text:span text:style-name="T3">En este capítulo será ilustrado el diagrama preliminar obtenido <text:s/>en la CONSOLIDACIÓN DE DATOS, adecuando a la solución propuesta.</text:span></text:p>
        <text:p text:style-name="P4"/>
        <text:p text:style-name="P39"><text:soft-page-break/><text:span text:style-name="T3">8.6 <text:s/>ENTRADAS.</text:span></text:p>
        <text:p text:style-name="P4"/>
        <text:p text:style-name="P39"><text:span text:style-name="T3">Relacionar los documentos, archivos, listados, etc. que fueron identificados.</text:span></text:p>
        <text:p text:style-name="P4"/>
        <text:p text:style-name="P39"><text:span text:style-name="T3">8.7. SALIDAS.</text:span></text:p>
        <text:p text:style-name="P4"/>
        <text:p text:style-name="P39"><text:span text:style-name="T3">Describir las salidas identificadas.</text:span></text:p>
        <text:p text:style-name="P4"/>
        <text:p text:style-name="P1"><text:span text:style-name="T2">9. DICCIONARIO DE DATOS.</text:span></text:p>
        <text:p text:style-name="P4"/>
        <text:p text:style-name="P39"><text:span text:style-name="T3">Deberá contener el registro de todas las descripciones de los elementos identificados durante el estudio de la situación actual y presentadas debidamente verificadas de acuerdo a la situación propuesta.</text:span></text:p>
        <text:p text:style-name="P4"/>
        <text:p text:style-name="P1"><text:span text:style-name="T2">10. RECURSOS NECESARIOS.</text:span></text:p>
        <text:p text:style-name="P4"/>
        <text:p text:style-name="P39"><text:span text:style-name="T3">10.1 <text:s/>HARDWARE.</text:span></text:p>
        <text:p text:style-name="P4"/>
        <text:p text:style-name="P39"><text:span text:style-name="T3">Especificar la configuración necesaria del equipo para el desarrollo y funcionamiento del sistema.</text:span></text:p>
        <text:p text:style-name="P4"/>
        <text:p text:style-name="P39"><text:span text:style-name="T3">10.2. SOFTWARE.</text:span></text:p>
        <text:p text:style-name="P4"/>
        <text:p text:style-name="P39"><text:span text:style-name="T3">Especificar el sistema operativo necesario, como también los utilitarios y lenguajes de programación para el desarrollo y funcionamiento del sistema.</text:span></text:p>
        <text:p text:style-name="P41"><text:soft-page-break/></text:p>
        <text:p text:style-name="P39"><text:span text:style-name="T3">10.3. <text:s/>RECURSOS HUMANOS.</text:span></text:p>
        <text:p text:style-name="P4"/>
        <text:p text:style-name="P39"><text:span text:style-name="T3">Especificar la necesidad en cuanto al personal y las cualidades técnicas, tanto de la FACULTAD POLITÉCNICA como también del órgano usuario.</text:span></text:p>
        <text:p text:style-name="P4"/>
        <text:p text:style-name="P1"><text:span text:style-name="T2">11. <text:s/>RELACIÓN CON EL USUARIO.</text:span></text:p>
        <text:p text:style-name="P4"/>
        <text:p text:style-name="P39"><text:span text:style-name="T3">Explicar la responsabilidad del Usuario, demostrando la importancia y el grado de participación en el desarrollo del proyecto.</text:span></text:p>
        <text:p text:style-name="P41"/>
        <table:table table:name="Table3" table:style-name="Table3">
          <table:table-column table:style-name="Table3.A"/>
          <text:soft-page-break/>
          <table:table-row table:style-name="Table3.1">
            <table:table-cell table:style-name="Table3.A1" office:value-type="string">
              <text:p text:style-name="P18"/>
              <text:p text:style-name="P10"><text:span text:style-name="T3"><text:tab/></text:span></text:p>
              <text:p text:style-name="P5"/>
              <text:p text:style-name="P5"/>
              <text:p text:style-name="P12"><text:span text:style-name="T3">FINAL DEL DOCUMENTO</text:span></text:p>
              <text:p text:style-name="P5"/>
              <text:p text:style-name="P5"/>
              <text:p text:style-name="P5"/>
              <text:p text:style-name="P5"/>
              <text:p text:style-name="P48"><text:span text:style-name="T3">FECHA-CIUDAD</text:span></text:p>
              <text:p text:style-name="P5"/>
              <text:p text:style-name="P5"/>
              <text:p text:style-name="P5"/>
              <text:p text:style-name="P5"/>
              <text:p text:style-name="P11"><text:span text:style-name="T3">RESPONSABLES.</text:span></text:p>
              <text:p text:style-name="P5"/>
              <text:p text:style-name="P11"><text:span text:style-name="T3">Integrante 1 <text:s text:c="5"/>………………………..</text:span></text:p>
              <text:p text:style-name="P5"/>
              <text:p text:style-name="P11"><text:span text:style-name="T3">Integrante 2 <text:s text:c="5"/>………………………...</text:span></text:p>
              <text:p text:style-name="P5"/>
              <text:p text:style-name="P5"/>
              <text:p text:style-name="P5"/>
              <text:p text:style-name="P5"/>
              <text:p text:style-name="P5"/>
              <text:p text:style-name="P5"/>
              <text:p text:style-name="P5"/>
              <text:p text:style-name="P22"/>
            </table:table-cell>
          </table:table-row>
        </table:table>
        <text:p text:style-name="P49"><text:soft-page-break/></text:p>
        <text:p text:style-name="P49"/>
        <text:p text:style-name="P16"/>
      </text:section>
      <text:p text:style-name="P21"/>
      <text:p text:style-name="P1"><text:span text:style-name="T2">12. <text:s/>TÉRMINOS DE APROBACIÓN.</text:span></text:p>
      <text:p text:style-name="P4"/>
      <text:p text:style-name="P39"><text:span text:style-name="T3">Describir la sgte. página, en la que el usuario autoriza a los técnicos de la Facultad Politécnica a continuar los trabajos.</text:span></text:p>
      <text:p text:style-name="P4"/>
      <text:p text:style-name="P4"/>
      <table:table table:name="Table4" table:style-name="Table4">
        <table:table-column table:style-name="Table4.A"/>
        <text:soft-page-break/>
        <table:table-row table:style-name="Table4.1">
          <table:table-cell table:style-name="Table4.A1" office:value-type="string">
            <text:p text:style-name="P18"/>
            <text:p text:style-name="P9"><text:span text:style-name="T3"><text:tab/>TÉRMINOS DE APROBACIÓN DE LA ETAPA</text:span></text:p>
            <text:p text:style-name="P5"/>
            <text:p text:style-name="P5"/>
            <text:p text:style-name="P11"><text:span text:style-name="T3">NOMBRE DEL SISTEMA:</text:span></text:p>
            <text:p text:style-name="P5"/>
            <text:p text:style-name="P11"><text:span text:style-name="T3">NOMBRE DE LA ETAPA:</text:span></text:p>
            <text:p text:style-name="P5"/>
            <text:p text:style-name="P11"><text:span text:style-name="T3">ÓRGANO USUARIO :</text:span></text:p>
            <text:p text:style-name="P5"/>
            <text:p text:style-name="P5"/>
            <text:p text:style-name="P25"><text:span text:style-name="T3">Aprobamos la presente etapa elaborada por los alumnos responsables de la </text:span></text:p>
            <text:p text:style-name="P50"><text:span text:style-name="T3">FACULTAD POLITÉCNICA, correspondiente al sistema arriba mencionado.</text:span></text:p>
            <text:p text:style-name="P25"><text:span text:style-name="T3">Autorizamos a los integrantes del GRUPO a continuar los trabajos de desarrollo, conforme a las especificaciones presentadas en este documento.</text:span></text:p>
            <text:p text:style-name="P5"/>
            <text:p text:style-name="P5"/>
            <text:p text:style-name="P5"/>
            <text:p text:style-name="P25"><text:span text:style-name="T3">---------------------,----de ---------de ---201</text:span></text:p>
            <text:p text:style-name="P5"/>
            <text:p text:style-name="P5"/>
            <text:p text:style-name="P5"/>
            <text:p text:style-name="P5"/>
            <text:p text:style-name="P51"><text:span text:style-name="T3">------------------------------</text:span></text:p>
            <text:p text:style-name="P51"><text:span text:style-name="T3"><text:s text:c="14"/>Profesor <text:s/></text:span></text:p>
            <text:p text:style-name="P5"/>
            <text:p text:style-name="P5"/>
            <text:p text:style-name="P5"/>
            <text:p text:style-name="P5"/>
            <text:p text:style-name="P52"><text:span text:style-name="T3"><text:s/><text:tab/><text:tab/><text:tab/></text:span></text:p>
            <text:p text:style-name="P23"/>
          </table:table-cell>
        </table:table-row>
      </table:table>
      <text:p text:style-name="P4"><text:soft-page-break/></text:p>
      <text:p text:style-name="P4"/>
      <text:p text:style-name="P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Times New Roman" fo:font-size="12pt" fo:language="es" fo:country="PY"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a" style:text-line-through-style="none" style:text-line-through-type="none" style:text-position="0% 100%" style:font-name="Times New Roman" fo:font-size="12pt" fo:language="es" fo:country="PY"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20" meta:paragraph-count="188" meta:word-count="2290" meta:character-count="14851" meta:non-whitespace-character-count="12492"/>
    <meta:generator>LibreOfficeDev/5.1.0.3$Linux_X86_64 LibreOffice_project/</meta:generator>
  </office:meta>
</office:document-meta>
</file>